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ext_20_body" style:list-style-name="L1"/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 style:list-style-name="L1">
      <style:paragraph-properties fo:text-align="start" style:justify-single-word="false"/>
    </style:style>
    <style:style style:name="P5" style:family="paragraph" style:parent-style-name="Text_20_body" style:list-style-name="L1">
      <style:paragraph-properties fo:margin-top="0cm" fo:margin-bottom="0cm"/>
    </style:style>
    <style:style style:name="T1" style:family="text">
      <style:text-properties style:text-position="-33% 80%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аблица растворимости кислот, оснований и солей в воде.</text:p>
      <text:p text:style-name="P3">По таблице растворимости можно определить, как поведёт себя вещество в соляной или кислотной среде, возможно ли появление осадка. </text:p>
      <text:list xml:id="list865063233544059678" text:style-name="L1">
        <text:list-item>
          <text:p text:style-name="P5">Для того, чтобы проверить растворимость химического соединения в воде, составляем его из пересечения столбца и строки, и читаем символ на их пересечении. </text:p>
        </text:list-item>
        <text:list-item>
          <text:p text:style-name="P5"><text:span text:style-name="Strong_20_Emphasis"><text:span text:style-name="Emphasis">Растворимость</text:span></text:span><text:span text:style-name="Emphasis"> </text:span>— способность вещества образовывать с другими веществами однородные системы — растворы, в которых вещество находится в виде отдельных атомов, ионов, молекул или частиц. </text:p>
        </text:list-item>
        <text:list-item>
          <text:p text:style-name="P5">Растворимость выражается концентрацией растворённого вещества в его насыщенном растворе либо в процентах, либо в весовых или объёмных единицах, отнесённых к 100 г или 100 см³ (мл) растворителя (г/100 г или см³/100 см³). </text:p>
        </text:list-item>
        <text:list-item>
          <text:p text:style-name="P2">Растворимость газов в жидкости зависит от температуры и давления. Растворимость жидких и твёрдых веществ — практически только от температуры. </text:p>
        </text:list-item>
        <text:list-item>
          <text:p text:style-name="P4">Абсолютно нерастворимых веществ несуществует, поэтому название нерастворимые условно и нужно читать "практически нерастворимые". </text:p>
        </text:list-item>
        <text:list-item>
          <text:p text:style-name="P2">Растворимость веществ зависит от температуры зависит от температуры и давления, так, например, вещество KNO<text:span text:style-name="T1">3</text:span> (нитрат калия) при температуре +20°C имеет растворимость 31,6 г / 100 г воды, а при температуре +100°C - 245 г / 100 г воды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Семён Незнаев</meta:initial-creator>
    <meta:creation-date>2020-06-22T20:14:57.35</meta:creation-date>
    <meta:document-statistic meta:table-count="0" meta:image-count="0" meta:object-count="0" meta:page-count="1" meta:paragraph-count="8" meta:word-count="184" meta:character-count="1251"/>
    <dc:date>2020-06-22T20:38:11.08</dc:date>
    <dc:creator>Семён Незнаев</dc:creator>
    <meta:editing-duration>PT5M58S</meta:editing-duration>
    <meta:editing-cycles>1</meta:editing-cycles>
    <meta:generator>OpenOffice/4.1.7$Win32 OpenOffice.org_project/417m1$Build-9800</meta:generator>
  </office:meta>
</office:document-meta>
</file>